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0ef06" officeooo:paragraph-rsid="0000ef06" style:font-weight-asian="bold" style:font-weight-complex="bold"/>
    </style:style>
    <style:style style:name="P2" style:family="paragraph" style:parent-style-name="Standard" style:list-style-name="L2">
      <style:text-properties fo:font-weight="bold" officeooo:rsid="0000ef06" officeooo:paragraph-rsid="0000ef06" style:font-weight-asian="bold" style:font-weight-complex="bold"/>
    </style:style>
    <style:style style:name="P3" style:family="paragraph" style:parent-style-name="Standard">
      <style:text-properties fo:font-weight="normal" officeooo:rsid="0000ef06" officeooo:paragraph-rsid="0000ef06" style:font-weight-asian="normal" style:font-weight-complex="normal"/>
    </style:style>
    <style:style style:name="P4" style:family="paragraph" style:parent-style-name="Standard" style:list-style-name="L1">
      <style:text-properties fo:font-weight="normal" officeooo:rsid="0000ef06" officeooo:paragraph-rsid="0000ef06" style:font-weight-asian="normal" style:font-weight-complex="normal"/>
    </style:style>
    <style:style style:name="P5" style:family="paragraph" style:parent-style-name="Standard" style:list-style-name="L3">
      <style:text-properties fo:font-weight="normal" officeooo:rsid="0000ef06" officeooo:paragraph-rsid="0000ef06" style:font-weight-asian="normal" style:font-weight-complex="normal"/>
    </style:style>
    <style:style style:name="P6" style:family="paragraph" style:parent-style-name="Standard" style:list-style-name="L4">
      <style:text-properties fo:font-weight="normal" officeooo:rsid="0000ef06" officeooo:paragraph-rsid="0000ef06" style:font-weight-asian="normal" style:font-weight-complex="normal"/>
    </style:style>
    <style:style style:name="P7" style:family="paragraph" style:parent-style-name="Standard" style:list-style-name="L5">
      <style:text-properties fo:font-weight="normal" officeooo:rsid="0000ef06" officeooo:paragraph-rsid="0000ef06" style:font-weight-asian="normal" style:font-weight-complex="normal"/>
    </style:style>
    <style:style style:name="P8" style:family="paragraph" style:parent-style-name="Standard" style:list-style-name="L6">
      <style:text-properties fo:font-weight="normal" officeooo:rsid="0000ef06" officeooo:paragraph-rsid="0000ef06" style:font-weight-asian="normal" style:font-weight-complex="normal"/>
    </style:style>
    <style:style style:name="P9" style:family="paragraph" style:parent-style-name="Standard">
      <style:text-properties fo:font-size="15pt" fo:font-weight="bold" officeooo:rsid="0000ef06" officeooo:paragraph-rsid="0000ef06" style:font-size-asian="15pt" style:font-weight-asian="bold" style:font-size-complex="15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ČESKÝ NATURALIZMUS</text:p>
      <text:list xml:id="list801125301018810120" text:style-name="L1">
        <text:list-item>
          <text:p text:style-name="P4">Dlouho odmítán v Čechách pro nemravnost, povrchnost → Nerozebírá nitro postav, šablonovité → častá determinace, přílišný pesimismus</text:p>
        </text:list-item>
        <text:list-item>
          <text:p text:style-name="P4">Stavěli se proti němu i známí lidé → Eliška Krásnohorská, T.G.M., František X. Šalda</text:p>
        </text:list-item>
        <text:list-item>
          <text:p text:style-name="P4">Předurčeno jednání postav → Determinace, schodné znaky naturalizmu českého a světového, Důraz na detail, Vykreslení negativních prvků prostředí a postav<text:line-break/>CO JE JINÉ → Vypravěč/Autor je soucitný k postavám</text:p>
        </text:list-item>
      </text:list>
      <text:p text:style-name="P3"/>
      <text:p text:style-name="P1">KAREL MATĚJ ČAPEK – CHOD <text:span text:style-name="T1">(1860 – 1927)</text:span></text:p>
      <text:list xml:id="list6930667297804300467" text:style-name="L2">
        <text:list-item>
          <text:p text:style-name="P2"><text:span text:style-name="T1">S Karlem Čapkem (1890 – 1909)</text:span></text:p>
        </text:list-item>
      </text:list>
      <text:p text:style-name="P1"><text:span text:style-name="T1"><text:tab/></text:span></text:p>
      <text:p text:style-name="P1"><text:span text:style-name="T1"><text:tab/></text:span>Kašpar Lén mstitel</text:p>
      <text:list xml:id="list5841570590140453515" text:style-name="L3">
        <text:list-item>
          <text:p text:style-name="P5">Naturalistický román s komickými rysy</text:p>
        </text:list-item>
        <text:list-item>
          <text:p text:style-name="P5">Zedník, co se vrací z vojny a zjišťuje, že jeho bývalý kamarád se utopil a že jeho dcera, kterou miloval, je prostitutkou.</text:p>
        </text:list-item>
        <text:list-item>
          <text:p text:style-name="P5">Nechá si vyprávět ten příběh</text:p>
        </text:list-item>
        <text:list-item>
          <text:p text:style-name="P5">Ta rodina neměla co jíst, a tak kradli z obchodu zakrytou dírou ve stěně</text:p>
          <text:list>
            <text:list-item>
              <text:p text:style-name="P5">Obchodník si na ně počká</text:p>
            </text:list-item>
            <text:list-item>
              <text:p text:style-name="P5">Z výpovědi u soudu se dozvídá, že obchodník znásilnil dceru a že otec poté spáchal sebevraždu</text:p>
            </text:list-item>
          </text:list>
        </text:list-item>
        <text:list-item>
          <text:p text:style-name="P5">Kašpar se chce pomstít, staví obchodníkovu vilu, hodí lopatku na obchodníka a zabije ho</text:p>
        </text:list-item>
        <text:list-item>
          <text:p text:style-name="P5">Kašpar je pasivní a moc se neprojevuje a u soudu, když má říct svou výpověď, tak umře na Tuberkulózu</text:p>
        </text:list-item>
      </text:list>
      <text:p text:style-name="P3"/>
      <text:p text:style-name="P3"><text:tab/><text:span text:style-name="T2">Turbína</text:span></text:p>
      <text:list xml:id="list4099196529393112268" text:style-name="L4">
        <text:list-item>
          <text:p text:style-name="P6">Vzestup a pád jedné staropražské továrnické rodiny</text:p>
        </text:list-item>
      </text:list>
      <text:p text:style-name="P3"/>
      <text:p text:style-name="P3"><text:tab/><text:span text:style-name="T2">Jindrové</text:span></text:p>
      <text:list xml:id="list1754232525657004383" text:style-name="L5">
        <text:list-item>
          <text:p text:style-name="P7">Líčí vztah na pozadí 1. Světové války</text:p>
        </text:list-item>
        <text:list-item>
          <text:p text:style-name="P7">Vztah otce k nemanželskému synovi</text:p>
        </text:list-item>
      </text:list>
      <text:p text:style-name="P3"/>
      <text:p text:style-name="P3"><text:tab/><text:span text:style-name="T2">Ad Hoc</text:span></text:p>
      <text:list xml:id="list4099024697980374970" text:style-name="L6">
        <text:list-item>
          <text:p text:style-name="P8">„Jen pro tento případ/k tomuto účelu“</text:p>
        </text:list-item>
        <text:list-item>
          <text:p text:style-name="P8">Soubor povídek na pozadí WWI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2T10:13:56.610664294</meta:creation-date>
    <dc:date>2018-10-12T10:35:32.744932279</dc:date>
    <meta:editing-duration>PT21M37S</meta:editing-duration>
    <meta:editing-cycles>1</meta:editing-cycles>
    <meta:generator>LibreOffice/5.1.6.2$Linux_x86 LibreOffice_project/10m0$Build-2</meta:generator>
    <meta:document-statistic meta:table-count="0" meta:image-count="0" meta:object-count="0" meta:page-count="1" meta:paragraph-count="24" meta:word-count="227" meta:character-count="1312" meta:non-whitespace-character-count="1117"/>
  </office:meta>
</office:document-meta>
</file>